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F0000031DD49ACA94.png" manifest:media-type="image/png"/>
  <manifest:file-entry manifest:full-path="Pictures/100000000000036A000000B1C4B1F5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3.441cm" draw:z-index="0"><draw:image xlink:href="Pictures/100000000000036A000000B1C4B1F5BD.png" xlink:type="simple" xlink:show="embed" xlink:actuate="onLoad" draw:mime-type="image/png"/></draw:frame><draw:frame draw:style-name="fr2" draw:name="Изображение2" text:anchor-type="char" svg:x="0cm" svg:y="3.219cm" svg:width="17cm" svg:height="14.871cm" draw:z-index="1"><draw:image xlink:href="Pictures/100000000000038F0000031DD49ACA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1:46:02.783000000</meta:creation-date>
    <dc:date>2025-04-03T11:47:02.373000000</dc:date>
    <meta:editing-duration>PT29S</meta:editing-duration>
    <meta:editing-cycles>2</meta:editing-cycles>
    <meta:generator>LibreOffice/24.8.5.2$Windows_X86_64 LibreOffice_project/fddf2685c70b461e7832239a0162a77216259f2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